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Foot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officeooo:rsid="001a738d" officeooo:paragraph-rsid="001a738d"/>
    </style:style>
    <style:style style:name="P8" style:family="paragraph" style:parent-style-name="Standard">
      <style:text-properties style:font-name="Arial" officeooo:rsid="001a738d" officeooo:paragraph-rsid="001bcf84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urier New" officeooo:rsid="001a738d" officeooo:paragraph-rsid="001bcf84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urier New" officeooo:rsid="001e21a9" officeooo:paragraph-rsid="001e21a9"/>
    </style:style>
    <style:style style:name="P11" style:family="paragraph" style:parent-style-name="Standard" style:list-style-name="Numbering_20_123">
      <style:text-properties style:font-name="Courier New" officeooo:rsid="000a135b" officeooo:paragraph-rsid="001bcf84"/>
    </style:style>
    <style:style style:name="P12" style:family="paragraph" style:parent-style-name="Heading_20_2">
      <style:text-properties style:font-name="Arial" officeooo:rsid="001a738d" officeooo:paragraph-rsid="001bcf84"/>
    </style:style>
    <style:style style:name="P13" style:family="paragraph" style:parent-style-name="Heading_20_2">
      <style:text-properties style:font-name="Arial" officeooo:rsid="001e21a9" officeooo:paragraph-rsid="001e21a9"/>
    </style:style>
    <style:style style:name="P14" style:family="paragraph" style:parent-style-name="Heading_20_2">
      <style:paragraph-properties fo:margin-left="1.251cm" fo:margin-right="0cm" fo:text-indent="-1.016cm" style:auto-text-indent="false"/>
      <style:text-properties style:font-name="Arial" officeooo:rsid="001bcf84" officeooo:paragraph-rsid="001bcf84"/>
    </style:style>
    <style:style style:name="T1" style:family="text">
      <style:text-properties officeooo:rsid="00075685"/>
    </style:style>
    <style:style style:name="T2" style:family="text">
      <style:text-properties officeooo:rsid="001bcf84"/>
    </style:style>
    <style:style style:name="T3" style:family="text">
      <style:text-properties officeooo:rsid="00212c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h text:style-name="P12" text:outline-level="2"><text:span text:style-name="T2">IDE Projekt importieren</text:span>:</text:h>
      <text:list xml:id="list3704843566" text:style-name="Numbering_20_123">
        <text:list-header>
          <text:p text:style-name="P11">IDEProjekt/Yoo<text:span text:style-name="T3">l</text:span>ooV0.<text:span text:style-name="T2">1xx</text:span>.zip</text:p>
        </text:list-header>
      </text:list>
      <text:p text:style-name="P7"/>
      <text:p text:style-name="P7"/>
      <text:h text:style-name="P14" text:outline-level="2">Starter</text:h>
      <text:p text:style-name="P9">package allgemein.StarterServer</text:p>
      <text:p text:style-name="P9">package allgemein.Starter<text:span text:style-name="T2">Clients <text:tab/>// pro Client</text:span></text:p>
      <text:p text:style-name="P9"/>
      <text:p text:style-name="P9">package allgemein.Starter <text:tab/> <text:s text:c="4"/>// <text:span text:style-name="T2">nur für Spiel Simulation</text:span></text:p>
      <text:h text:style-name="P12" text:outline-level="2"/>
      <text:p text:style-name="P8"/>
      <text:h text:style-name="P13" text:outline-level="2">excutable Jars</text:h>
      <text:p text:style-name="P10">StartJarYLClient.bat</text:p>
      <text:p text:style-name="P10">StartJarYLCServer.bat</text:p>
      <text:p text:style-name="P10"/>
      <text:p text:style-name="P10">StartJarYLSimulation.b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591cm" fo:margin-left="1.2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Kopfz" style:family="table">
      <style:table-properties style:width="16.999cm" table:align="margins"/>
    </style:style>
    <style:style style:name="Kopfz.A" style:family="table-column">
      <style:table-column-properties style:column-width="9.869cm" style:rel-column-width="38047*"/>
    </style:style>
    <style:style style:name="Kopfz.B" style:family="table-column">
      <style:table-column-properties style:column-width="7.13cm" style:rel-column-width="27488*"/>
    </style:style>
    <style:style style:name="Kopfz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6.006cm" style:rel-column-width="23155*"/>
    </style:style>
    <style:style style:name="Tabelle2.B" style:family="table-column">
      <style:table-column-properties style:column-width="4.524cm" style:rel-column-width="17442*"/>
    </style:style>
    <style:style style:name="Tabelle2.C" style:family="table-column">
      <style:table-column-properties style:column-width="6.468cm" style:rel-column-width="24938*"/>
    </style:style>
    <style:style style:name="Tabelle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style:font-name="Arial" fo:font-size="9pt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officeooo:rsid="00075685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Kopfz" table:style-name="Kopfz">
          <table:table-column table:style-name="Kopfz.A"/>
          <table:table-column table:style-name="Kopfz.B"/>
          <table:table-row>
            <table:table-cell table:style-name="Kopfz.A1" office:value-type="string">
              <text:p text:style-name="MP1"/>
            </table:table-cell>
            <table:table-cell table:style-name="Kopfz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RBB <text:span text:style-name="MT1">Dortmund Yooloo</text:span><text:tab/> </text:p>
            </table:table-cell>
            <table:table-cell table:style-name="Tabelle2.A1" office:value-type="string">
              <text:p text:style-name="MP4"><text:page-number text:select-page="current">1</text:page-number></text:p>
            </table:table-cell>
            <table:table-cell table:style-name="Tabelle2.A1" office:value-type="string">
              <text:p text:style-name="MP5"><text:file-name text:display="name-and-extension">010_StartIDE.odt</text:file-name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Cichoski</meta:initial-creator>
    <meta:creation-date>2010-10-20T12:34:01.96</meta:creation-date>
    <dc:date>2019-12-14T13:52:25.286000000</dc:date>
    <meta:editing-duration>PT1H54M13S</meta:editing-duration>
    <meta:editing-cycles>33</meta:editing-cycles>
    <meta:generator>LibreOffice/6.2.8.2$Windows_X86_64 LibreOffice_project/f82ddfca21ebc1e222a662a32b25c0c9d20169ee</meta:generator>
    <meta:print-date>2019-12-11T20:21:16.092000000</meta:print-date>
    <meta:document-statistic meta:table-count="2" meta:image-count="0" meta:object-count="0" meta:page-count="1" meta:paragraph-count="13" meta:word-count="29" meta:character-count="312" meta:non-whitespace-character-count="287"/>
  </office:meta>
</office:document-meta>
</file>